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beration Serif2" svg:font-family="'Liberation Serif', 'Times New Roman'" style:font-family-generic="roma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7749" officeooo:paragraph-rsid="000f7749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f7749" officeooo:paragraph-rsid="000f7749" style:font-weight-asian="bold" style:font-weight-complex="bold"/>
    </style:style>
    <style:style style:name="P3" style:family="paragraph" style:parent-style-name="Standard">
      <style:text-properties fo:font-weight="bold" officeooo:rsid="000f7749" officeooo:paragraph-rsid="000f7749" style:font-weight-asian="bold" style:font-weight-complex="bold"/>
    </style:style>
    <style:style style:name="P4" style:family="paragraph" style:parent-style-name="Standard">
      <style:text-properties fo:font-weight="bold" officeooo:rsid="00111585" officeooo:paragraph-rsid="00111585" style:font-weight-asian="bold" style:font-weight-complex="bold"/>
    </style:style>
    <style:style style:name="P5" style:family="paragraph" style:parent-style-name="Standard">
      <style:text-properties fo:font-weight="bold" officeooo:rsid="00131530" officeooo:paragraph-rsid="00131530" style:font-weight-asian="bold" style:font-weight-complex="bold"/>
    </style:style>
    <style:style style:name="P6" style:family="paragraph" style:parent-style-name="Standard">
      <style:text-properties officeooo:rsid="0016b2ed" officeooo:paragraph-rsid="0016b2ed"/>
    </style:style>
    <style:style style:name="P7" style:family="paragraph" style:parent-style-name="Standard">
      <style:paragraph-properties fo:text-align="center" style:justify-single-word="false" style:border-line-width="0.026cm 0.026cm 0.002cm" fo:padding="0.049cm" fo:border="1.56pt double #000000" style:shadow="none"/>
      <style:text-properties fo:font-weight="bold" officeooo:rsid="000f7749" officeooo:paragraph-rsid="000f7749" style:font-weight-asian="bold" style:font-weight-complex="bold"/>
    </style:style>
    <style:style style:name="P8" style:family="paragraph" style:parent-style-name="Standard" style:list-style-name="L1">
      <style:text-properties fo:font-weight="bold" officeooo:rsid="00111585" officeooo:paragraph-rsid="000f7749" style:font-weight-asian="bold" style:font-weight-complex="bold"/>
    </style:style>
    <style:style style:name="P9" style:family="paragraph" style:parent-style-name="Standard" style:list-style-name="L1">
      <style:text-properties fo:font-weight="bold" officeooo:rsid="00111585" officeooo:paragraph-rsid="00111585" style:font-weight-asian="bold" style:font-weight-complex="bold"/>
    </style:style>
    <style:style style:name="P10" style:family="paragraph" style:parent-style-name="Standard" style:list-style-name="L2">
      <style:text-properties fo:font-weight="bold" officeooo:paragraph-rsid="00111585" style:font-weight-asian="bold" style:font-weight-complex="bold"/>
    </style:style>
    <style:style style:name="P11" style:family="paragraph" style:parent-style-name="Standard">
      <style:text-properties style:font-name="Liberation Serif" fo:font-weight="bold" officeooo:rsid="00111585" officeooo:paragraph-rsid="00111585" style:font-weight-asian="bold" style:font-weight-complex="bold"/>
    </style:style>
    <style:style style:name="P12" style:family="paragraph">
      <loext:graphic-properties draw:fill-color="#b2b2b2"/>
    </style:style>
    <style:style style:name="P13" style:family="paragraph">
      <style:paragraph-properties fo:text-align="center"/>
    </style:style>
    <style:style style:name="P14" style:family="paragraph">
      <loext:graphic-properties draw:fill-color="#b2b2b2"/>
      <style:paragraph-properties fo:text-align="center"/>
      <style:text-properties style:font-name="Arial" fo:font-size="13pt" fo:font-weight="bold" style:font-size-asian="13pt" style:font-weight-asian="bold" style:font-size-complex="13pt" style:font-weight-complex="bold"/>
    </style:style>
    <style:style style:name="P15" style:family="paragraph">
      <loext:graphic-properties draw:fill-color="#b2b2b2"/>
      <style:paragraph-properties fo:text-align="center"/>
      <style:text-properties style:font-name="Arial"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="none" draw:fill-color="#ffffff"/>
      <style:text-properties style:font-name="Arial" fo:font-size="13pt" fo:font-weight="bold" style:font-size-asian="13pt" style:font-weight-asian="bold" style:font-size-complex="13pt" style:font-weight-complex="bold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loext:graphic-properties draw:fill-color="#000000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letter-kerning="true" style:font-name-asian="Microsoft YaHei" style:font-size-asian="13pt" style:font-style-asian="normal" style:font-weight-asian="bold" style:font-name-complex="Arial1" style:font-size-complex="13pt" style:font-style-complex="normal" style:font-weight-complex="bold" style:text-emphasize="none" style:font-relief="none" style:text-overline-style="none" style:text-overline-color="font-color"/>
    </style:style>
    <style:style style:name="P22" style:family="paragraph">
      <loext:graphic-properties draw:fill="solid" draw:fill-color="#000000"/>
    </style:style>
    <style:style style:name="T1" style:family="text">
      <style:text-properties officeooo:rsid="00111585"/>
    </style:style>
    <style:style style:name="T2" style:family="text">
      <style:text-properties style:font-name="Liberation Serif" officeooo:rsid="00111585"/>
    </style:style>
    <style:style style:name="T3" style:family="text">
      <style:text-properties style:font-name="Liberation Serif" officeooo:rsid="0019a263"/>
    </style:style>
    <style:style style:name="T4" style:family="text">
      <style:text-properties officeooo:rsid="00186c13"/>
    </style:style>
    <style:style style:name="T5" style:family="text">
      <style:text-properties officeooo:rsid="0019a263"/>
    </style:style>
    <style:style style:name="T6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7" style:family="text">
      <style:text-properties style:font-name="Arial" fo:font-size="13pt" fo:font-weight="bold" style:font-size-asian="13pt" style:font-weight-asian="bold" style:font-name-complex="Liberation Serif2" style:font-size-complex="13pt" style:font-weight-complex="bold"/>
    </style:style>
    <style:style style:name="T8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letter-kerning="true" style:font-name-asian="Microsoft YaHei" style:font-size-asian="13pt" style:font-style-asian="normal" style:font-weight-asian="bold" style:font-name-complex="Arial1" style:font-size-complex="13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b2b2b2" draw:textarea-horizontal-align="justify" draw:textarea-vertical-align="middle" draw:auto-grow-height="false" fo:min-height="7.398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b2b2b2" draw:textarea-horizontal-align="justify" draw:textarea-vertical-align="middle" draw:auto-grow-height="false" fo:min-height="2.275cm" fo:min-width="5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b2b2b2" draw:textarea-horizontal-align="justify" draw:textarea-vertical-align="middle" draw:auto-grow-height="false" fo:min-height="1.296cm" fo:min-width="7.8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000000" draw:textarea-horizontal-align="justify" draw:textarea-vertical-align="middle" draw:auto-grow-height="false" fo:min-height="0.487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000000" draw:textarea-horizontal-align="justify" draw:textarea-vertical-align="middle" draw:auto-grow-height="false" fo:min-height="0.534cm" fo:min-width="0.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000000" draw:textarea-horizontal-align="justify" draw:textarea-vertical-align="middle" draw:auto-grow-height="false" fo:min-height="0.252cm" fo:min-width="0.6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solid" draw:fill-color="#000000" draw:textarea-horizontal-align="justify" draw:textarea-vertical-align="middle" draw:auto-grow-height="false" fo:min-height="0.305cm" fo:min-width="0.7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LAN D’ACCÈS AU LOGEMENT DE DÉPANNAGE 16 rue de Verdun 45400 Fleury-les-Aubrais</text:p>
      <text:p text:style-name="P2"><draw:frame text:anchor-type="paragraph" draw:z-index="3" draw:name="Forme4" draw:style-name="gr4" draw:text-style-name="P16" svg:width="2.461cm" svg:height="0.599cm" svg:x="15.879cm" svg:y="0.24cm"><draw:text-box><text:p><text:span text:style-name="T6">PARKING</text:span></text:p></draw:text-box></draw:frame></text:p>
      <text:p text:style-name="P1"><draw:custom-shape text:anchor-type="paragraph" draw:z-index="0" draw:name="Forme1" draw:style-name="gr1" draw:text-style-name="P12" svg:width="1.68cm" svg:height="7.399cm" svg:x="0.917cm" svg:y="0.293cm"><text:p/><draw:enhanced-geometry svg:viewBox="0 0 21600 21600" draw:type="rectangle" draw:enhanced-path="M 0 0 L 21600 0 21600 21600 0 21600 0 0 Z N"/></draw:custom-shape><draw:frame text:anchor-type="paragraph" draw:z-index="14" draw:name="Forme7" draw:style-name="gr11" draw:text-style-name="P21" svg:width="6.885cm" svg:height="0.78cm" draw:transform="rotate (1.58214096693286) translate (1.44286111111111cm 7.34483333333333cm)"><draw:text-box><text:p text:style-name="P20"><text:span text:style-name="T10">Restaurant scolaire Jourdain</text:span></text:p></draw:text-box></draw:frame></text:p>
      <text:p text:style-name="P1"><draw:frame text:anchor-type="paragraph" draw:z-index="4" draw:name="Forme5" draw:style-name="gr5" draw:text-style-name="P17" svg:width="5.254cm" svg:height="0.757cm" svg:x="13.365cm" svg:y="0.272cm"><draw:text-box><text:p><text:span text:style-name="T9">ENTREE – digicode 45142 </text:span></text:p></draw:text-box></draw:frame></text:p>
      <text:p text:style-name="P1"/>
      <text:p text:style-name="P1"><draw:custom-shape text:anchor-type="paragraph" draw:z-index="6" draw:name="Forme9" draw:style-name="gr7" draw:text-style-name="P18" svg:width="0.556cm" svg:height="0.556cm" svg:x="15.614cm" svg:y="0.27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8" draw:name="Forme11" draw:style-name="gr9" draw:text-style-name="P19" svg:x1="15.879cm" svg:y1="0.055cm" svg:x2="19.715cm" svg:y2="0.096cm"><text:p/></draw:line><draw:line text:anchor-type="paragraph" draw:z-index="9" draw:name="Forme12" draw:style-name="gr9" draw:text-style-name="P19" svg:x1="19.715cm" svg:y1="0.095cm" svg:x2="19.741cm" svg:y2="4.076cm"><text:p/></draw:line></text:p>
      <text:p text:style-name="P1"/>
      <text:p text:style-name="P1"><draw:custom-shape text:anchor-type="paragraph" draw:z-index="1" draw:name="Forme2" draw:style-name="gr2" draw:text-style-name="P14" svg:width="5.16cm" svg:height="2.276cm" svg:x="13.418cm" svg:y="0.044cm"><text:p text:style-name="P13"><text:span text:style-name="T6">Immeuble </text:span></text:p><text:p text:style-name="P13"><text:span text:style-name="T6">16 rue de Verdun</text:span></text:p><text:p text:style-name="P13"><text:span text:style-name="T6">Logement N° 6</text:span></text:p><text:p text:style-name="P13"><text:span text:style-name="T6">dernier étage </text:span><text:span text:style-name="T7">droite</text:span></text:p><draw:enhanced-geometry svg:viewBox="0 0 21600 21600" draw:type="rectangle" draw:enhanced-path="M 0 0 L 21600 0 21600 21600 0 21600 0 0 Z N"/></draw:custom-shape><draw:frame text:anchor-type="paragraph" draw:z-index="5" draw:name="Forme6" draw:style-name="gr6" draw:text-style-name="P17" svg:width="6.788cm" svg:height="1.089cm" svg:x="19.953cm" svg:y="0.362cm"><draw:text-box><text:p><text:span text:style-name="T9">Ouverture de la porte (logement) </text:span></text:p></draw:text-box></draw:frame></text:p>
      <text:p text:style-name="P1"/>
      <text:p text:style-name="P1"/>
      <text:p text:style-name="P1"/>
      <text:p text:style-name="P1"><draw:custom-shape text:anchor-type="paragraph" draw:z-index="7" draw:name="Forme10" draw:style-name="gr8" draw:text-style-name="P18" svg:width="0.477cm" svg:height="0.609cm" svg:x="19.239cm" svg:y="0.38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line text:anchor-type="paragraph" draw:z-index="10" draw:name="Forme13" draw:style-name="gr9" draw:text-style-name="P19" svg:x1="19.742cm" svg:y1="0.182cm" svg:x2="3.179cm" svg:y2="0.182cm"><text:p/></draw:line><draw:line text:anchor-type="paragraph" draw:z-index="11" draw:name="Forme14" draw:style-name="gr10" draw:text-style-name="P13" svg:x1="3.179cm" svg:y1="0.182cm" svg:x2="3.179cm" svg:y2="4.124cm"><text:p/></draw:line><draw:custom-shape text:anchor-type="paragraph" draw:z-index="17" draw:name="Forme18" draw:style-name="gr13" draw:text-style-name="P22" svg:width="0.821cm" svg:height="0.609cm" svg:x="3.179cm" svg:y="0.4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frame text:anchor-type="paragraph" draw:z-index="16" draw:name="Forme4" draw:style-name="gr4" draw:text-style-name="P16" svg:width="2.461cm" svg:height="0.599cm" svg:x="15.879cm" svg:y="0.129cm"><draw:text-box><text:p><text:span text:style-name="T6">PARKING</text:span></text:p></draw:text-box></draw:frame></text:p>
      <text:p text:style-name="P1"/>
      <text:p text:style-name="P1"/>
      <text:p text:style-name="P6"/>
      <text:p text:style-name="P1"><draw:line text:anchor-type="paragraph" draw:z-index="13" draw:name="Forme16" draw:style-name="gr10" draw:text-style-name="P13" svg:x1="4.766cm" svg:y1="0.049cm" svg:x2="23.207cm" svg:y2="0.049cm"><text:p/></draw:line></text:p>
      <text:p text:style-name="P1"><draw:custom-shape text:anchor-type="paragraph" draw:z-index="2" draw:name="Forme3" draw:style-name="gr3" draw:text-style-name="P15" svg:width="7.832cm" svg:height="1.297cm" svg:x="15.455cm" svg:y="0.288cm"><text:p text:style-name="P13"><text:span text:style-name="T8">RUE DE VERDUN</text:span></text:p><draw:enhanced-geometry svg:viewBox="0 0 21600 21600" draw:type="rectangle" draw:enhanced-path="M 0 0 L 21600 0 21600 21600 0 21600 0 0 Z N"/></draw:custom-shape></text:p>
      <text:p text:style-name="P1"><draw:custom-shape text:anchor-type="paragraph" draw:z-index="15" draw:name="Forme17" draw:style-name="gr12" draw:text-style-name="P18" svg:width="0.768cm" svg:height="0.503cm" svg:x="13.921cm" svg:y="0.45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line text:anchor-type="paragraph" draw:z-index="12" draw:name="Forme15" draw:style-name="gr10" draw:text-style-name="P13" svg:x1="3.179cm" svg:y1="0.229cm" svg:x2="13.418cm" svg:y2="0.229cm"><text:p/></draw:line></text:p>
      <text:p text:style-name="P1"/>
      <text:p text:style-name="P1"/>
      <text:p text:style-name="P1"/>
      <text:p text:style-name="P1"/>
      <text:p text:style-name="P3">Logement N° <text:span text:style-name="T5">6</text:span> au 16 rue de Verdun :</text:p>
      <text:list xml:id="list2865949587" text:style-name="L1">
        <text:list-item>
          <text:p text:style-name="P8">Clé accès rue, entrée par la grille verte près du restaurant scolaire Jourdain</text:p>
        </text:list-item>
        <text:list-item>
          <text:p text:style-name="P9">Clé carrée entrée immeuble logement de fonction à droite, quand on vient d’entrer par la grille près du restaurant scolaire Jourdain</text:p>
        </text:list-item>
      </text:list>
      <text:p text:style-name="P4">NE L’UTILISER QU’EN CAS DE PANNE <text:span text:style-name="T4">D’</text:span> ÉLECTRICITÉ FAIRE LE CODE 45412 POUR ENTRER</text:p>
      <text:p text:style-name="P4"/>
      <text:list xml:id="list2198425890" text:style-name="L2">
        <text:list-item>
          <text:p text:style-name="P10"><text:span text:style-name="T1">Clé ronde logement N° 6 au dernier</text:span><text:span text:style-name="T2"> étage à </text:span><text:span text:style-name="T3">droite </text:span></text:p>
        </text:list-item>
      </text:list>
      <text:p text:style-name="P11">Ouverture au niveau de la serrure </text:p>
      <text:p text:style-name="P5">Pour refermer cette porte tirer la porte sur soi avant de tourner la serr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beration Serif2" svg:font-family="'Liberation Serif', 'Times New Roman'" style:font-family-generic="roma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11:38:11.813000000</meta:creation-date>
    <dc:date>2022-05-17T14:51:04.875000000</dc:date>
    <meta:editing-duration>PT52M58S</meta:editing-duration>
    <meta:editing-cycles>8</meta:editing-cycles>
    <meta:generator>LibreOffice/6.0.6.2$Windows_X86_64 LibreOffice_project/0c292870b25a325b5ed35f6b45599d2ea4458e77</meta:generator>
    <dc:creator>Stéphanie OLLIVIER</dc:creator>
    <meta:printed-by>Stéphanie OLLIVIER</meta:printed-by>
    <meta:print-date>2022-05-17T14:49:07.113000000</meta:print-date>
    <meta:document-statistic meta:table-count="0" meta:image-count="0" meta:object-count="0" meta:page-count="1" meta:paragraph-count="8" meta:word-count="102" meta:character-count="566" meta:non-whitespace-character-count="473"/>
  </office:meta>
</office:document-meta>
</file>